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Ejercicios de características de JAVASCRIPTS </text:p>
      <text:p text:style-name="Standard"/>
      <text:p text:style-name="Standard">¿Qué funcionalidades tiene JavaScript? Es decir, ¿Qué podermos y que no podemos hacer con él?</text:p>
      <text:p text:style-name="Standard"/>
      <text:p text:style-name="Standard"/>
      <text:p text:style-name="Standard">-Puedes crear sitios Web interactivos y dinámicos utilizando el Dom (Document Object Model)</text:p>
      <text:p text:style-name="Standard"/>
      <text:p text:style-name="Standard">-Permite la creación y manipulación de datos en el tiempo de ejecu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3S</meta:editing-duration>
    <meta:editing-cycles>3</meta:editing-cycles>
    <meta:generator>OpenOffice/4.1.14$Win32 OpenOffice.org_project/4114m1$Build-9811</meta:generator>
    <dc:date>2023-09-25T17:56:06.14</dc:date>
    <meta:document-statistic meta:table-count="0" meta:image-count="0" meta:object-count="0" meta:page-count="1" meta:paragraph-count="4" meta:word-count="45" meta:character-count="300"/>
    <dc:creator>jhonathan chaves</dc:creator>
    <meta:user-defined meta:name="Info 1"/>
    <meta:user-defined meta:name="Info 2"/>
    <meta:user-defined meta:name="Info 3"/>
    <meta:user-defined meta:name="Info 4"/>
  </office:meta>
</office:document-meta>
</file>